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9000001FE03D86857B4EA89D8.png" manifest:media-type="image/png"/>
  <manifest:file-entry manifest:full-path="Pictures/100000010000043B000002D3FA0977FD74DE687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1pt" officeooo:rsid="0010a382" officeooo:paragraph-rsid="0010a382" style:font-size-asian="18.3500003814697pt" style:font-size-complex="2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0</text:p>
      <text:p text:style-name="P1"><draw:frame draw:style-name="fr1" draw:name="Image1" text:anchor-type="char" svg:x="-0.106cm" svg:y="1.191cm" svg:width="17cm" svg:height="12.18cm" draw:z-index="0"><draw:image xlink:href="Pictures/100000010000043B000002D3FA0977FD74DE6873.png" xlink:type="simple" xlink:show="embed" xlink:actuate="onLoad" draw:mime-type="image/png"/></draw:frame><draw:frame draw:style-name="fr1" draw:name="Image2" text:anchor-type="char" svg:x="-0.132cm" svg:y="14.764cm" svg:width="17cm" svg:height="8.952cm" draw:z-index="1"><draw:image xlink:href="Pictures/1000000100000509000001FE03D86857B4EA89D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8:49:40.241266482</meta:creation-date>
    <dc:date>2023-10-24T18:52:01.930321000</dc:date>
    <meta:editing-duration>PT2M27S</meta:editing-duration>
    <meta:editing-cycles>1</meta:editing-cycles>
    <meta:document-statistic meta:table-count="0" meta:image-count="2" meta:object-count="0" meta:page-count="1" meta:paragraph-count="1" meta:word-count="2" meta:character-count="13" meta:non-whitespace-character-count="12"/>
    <meta:generator>LibreOffice/7.3.7.2$Linux_X86_64 LibreOffice_project/30$Build-2</meta:generator>
  </office:meta>
</office:document-meta>
</file>